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style:font-name="Ubuntu" fo:font-size="11pt" officeooo:paragraph-rsid="013f4ab3" style:font-size-asian="11pt" style:font-size-complex="11pt"/>
    </style:style>
    <style:style style:name="P2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000000" style:font-name="Ubuntu" fo:font-size="11pt" officeooo:paragraph-rsid="013f4ab3" style:font-size-asian="11pt" style:font-size-complex="11pt"/>
    </style:style>
    <style:style style:name="P3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officeooo:paragraph-rsid="013f4ab3"/>
    </style:style>
    <style:style style:name="P4" style:family="paragraph" style:parent-style-name="Standard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fo:color="#3f7f5f" style:font-name="Ubuntu" fo:font-size="11pt" fo:font-weight="normal" officeooo:rsid="06200622" officeooo:paragraph-rsid="013f4ab3" style:font-size-asian="11pt" style:font-weight-asian="normal" style:font-size-complex="11pt" style:font-weight-complex="normal"/>
    </style:style>
    <style:style style:name="P5" style:family="paragraph" style:parent-style-name="Standard" style:master-page-name="">
      <loext:graphic-properties draw:fill="solid" draw:fill-color="#eeeeee" draw:opacity="100%" draw:fill-image-width="0in" draw:fill-image-height="0in"/>
      <style:paragraph-properties fo:margin-left="0in" fo:margin-right="0in" fo:margin-top="0in" fo:margin-bottom="0in" loext:contextual-spacing="false" fo:line-height="100%" fo:text-indent="0in" style:auto-text-indent="false" style:page-number="auto" fo:background-color="#eeeeee" text:number-lines="false" text:line-number="0">
        <style:tab-stops>
          <style:tab-stop style:position="0.672in"/>
          <style:tab-stop style:position="0.9091in"/>
          <style:tab-stop style:position="1.1457in"/>
          <style:tab-stop style:position="1.3827in"/>
          <style:tab-stop style:position="1.6953in"/>
        </style:tab-stops>
      </style:paragraph-properties>
      <style:text-properties officeooo:paragraph-rsid="013f4ab3"/>
    </style:style>
    <style:style style:name="P6" style:family="paragraph" style:parent-style-name="Main_20_title" style:master-page-name="Standard">
      <style:paragraph-properties fo:margin-top="0in" fo:margin-bottom="0.1402in" loext:contextual-spacing="false" style:page-number="auto"/>
      <style:text-properties fo:font-size="20pt" officeooo:rsid="05f63e9e" officeooo:paragraph-rsid="013f4ab3" fo:background-color="transparent" style:font-size-asian="20pt" style:font-size-complex="20pt"/>
    </style:style>
    <style:style style:name="P7" style:family="paragraph" style:parent-style-name="_31_._20_Level_20_Subtitle" style:list-style-name="Sajat_20_szamozas">
      <style:text-properties fo:font-weight="normal" officeooo:rsid="013acfca" officeooo:paragraph-rsid="013d9349" style:font-weight-asian="normal" style:font-weight-complex="normal"/>
    </style:style>
    <style:style style:name="T1" style:family="text">
      <style:text-properties fo:font-weight="bold" officeooo:rsid="013809f5" style:font-weight-asian="bold" style:font-weight-complex="bold"/>
    </style:style>
    <style:style style:name="T2" style:family="text">
      <style:text-properties officeooo:rsid="013809f5"/>
    </style:style>
    <style:style style:name="T3" style:family="text">
      <style:text-properties fo:font-weight="normal" officeooo:rsid="013809f5" style:font-weight-asian="normal" style:font-weight-complex="normal"/>
    </style:style>
    <style:style style:name="T4" style:family="text">
      <style:text-properties fo:font-weight="normal" officeooo:rsid="0139196b" style:font-weight-asian="normal" style:font-weight-complex="normal"/>
    </style:style>
    <style:style style:name="T5" style:family="text">
      <style:text-properties fo:font-weight="normal" officeooo:rsid="013acfca" style:font-weight-asian="normal" style:font-weight-complex="normal"/>
    </style:style>
    <style:style style:name="T6" style:family="text">
      <style:text-properties fo:font-weight="normal" officeooo:rsid="013d9349" style:font-weight-asian="normal" style:font-weight-complex="normal"/>
    </style:style>
    <style:style style:name="T7" style:family="text">
      <style:text-properties fo:font-weight="normal" officeooo:rsid="013eb5bf" style:font-weight-asian="normal" style:font-weight-complex="normal"/>
    </style:style>
    <style:style style:name="T8" style:family="text">
      <style:text-properties officeooo:rsid="013d9349"/>
    </style:style>
    <style:style style:name="T9" style:family="text">
      <style:text-properties officeooo:rsid="013eb5bf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style:font-name="Ubuntu" fo:font-size="11pt" style:font-size-asian="11pt" style:font-size-complex="11pt"/>
    </style:style>
    <style:style style:name="T14" style:family="text">
      <style:text-properties fo:color="#000000" style:font-name="Ubuntu" fo:font-size="11pt" fo:font-style="italic" style:font-size-asian="11pt" style:font-style-asian="italic" style:font-size-complex="11pt"/>
    </style:style>
    <style:style style:name="T15" style:family="text">
      <style:text-properties fo:color="#3f7f5f"/>
    </style:style>
    <style:style style:name="T16" style:family="text">
      <style:text-properties fo:color="#3f7f5f" style:font-name="Ubuntu"/>
    </style:style>
    <style:style style:name="T17" style:family="text">
      <style:text-properties fo:color="#3f7f5f" style:font-name="Ubuntu" officeooo:rsid="06230891"/>
    </style:style>
    <style:style style:name="T18" style:family="text">
      <style:text-properties fo:color="#3f7f5f" style:font-name="Ubuntu" fo:font-size="11pt" fo:font-weight="normal" officeooo:rsid="06200622" style:font-size-asian="11pt" style:font-weight-asian="normal" style:font-size-complex="11pt" style:font-weight-complex="normal"/>
    </style:style>
    <style:style style:name="T19" style:family="text">
      <style:text-properties fo:color="#3f7f5f" officeooo:rsid="06230150"/>
    </style:style>
    <style:style style:name="T20" style:family="text">
      <style:text-properties fo:color="#3f7f5f" officeooo:rsid="06200622"/>
    </style:style>
    <style:style style:name="T21" style:family="text">
      <style:text-properties fo:color="#0000c0" fo:font-style="italic" style:font-style-asian="italic"/>
    </style:style>
    <style:style style:name="T22" style:family="text">
      <style:text-properties fo:color="#0000c0" fo:font-style="italic" fo:font-weight="normal" style:font-style-asian="italic" style:font-weight-asian="normal" style:font-weight-complex="normal"/>
    </style:style>
    <style:style style:name="T23" style:family="text">
      <style:text-properties fo:color="#7f0055" fo:font-weight="bold" style:font-weight-asian="bold"/>
    </style:style>
    <style:style style:name="T24" style:family="text">
      <style:text-properties fo:color="#2a00ff"/>
    </style:style>
    <style:style style:name="T25" style:family="text">
      <style:text-properties fo:color="#2a00ff" style:font-name="Ubuntu" fo:font-size="11pt" style:font-size-asian="11pt" style:font-size-complex="11pt"/>
    </style:style>
    <style:style style:name="T26" style:family="text">
      <style:text-properties officeooo:rsid="013f4ab3"/>
    </style:style>
    <style:style style:name="T27" style:family="text">
      <style:text-properties officeooo:rsid="0139196b"/>
    </style:style>
    <style:style style:name="T28" style:family="text">
      <style:text-properties officeooo:rsid="013acf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6">Xpath</text:span> solutions</text:p>
      <text:p text:style-name="P5"><text:span text:style-name="T18">Search for sn svg tag</text:span></text:p>
      <text:p text:style-name="P3"><text:span text:style-name="T2">//*[local-name() = 'svg']</text:span></text:p>
      <text:p text:style-name="P3"/>
      <text:p text:style-name="P4">Node does not have a specific child (for example img)</text:p>
      <text:p text:style-name="P3"><text:span text:style-name="T2">not(img)</text:span></text:p>
      <text:p text:style-name="P3"><text:span text:style-name="T3"/></text:p>
      <text:p text:style-name="P4">Node does not have child at all</text:p>
      <text:p text:style-name="P3"><text:span text:style-name="T2">not(node())</text:span></text:p>
      <text:p text:style-name="P3"><text:span text:style-name="T3"/></text:p>
      <text:p text:style-name="P4">Node does not contains the attribute (disabled='')</text:p>
      <text:p text:style-name="P3"><text:span text:style-name="T2">not(@disabled='')</text:span></text:p>
      <text:p text:style-name="P3"><text:span text:style-name="T3"/></text:p>
      <text:p text:style-name="P4">A specific Node in order (first li node)</text:p>
      <text:p text:style-name="P3"><text:span text:style-name="T2">li[position()=1]</text:span></text:p>
      <text:p text:style-name="P3"><text:span text:style-name="T4"/></text:p>
      <text:p text:style-name="P4">Node has a specific number of a specific child node (3 li)</text:p>
      <text:p text:style-name="P3"><text:span text:style-name="T27">li[3]</text:span></text:p>
      <text:p text:style-name="P3"><text:span text:style-name="T5"/></text:p>
      <text:p text:style-name="P4">Node has not a specific number of a specific child node</text:p>
      <text:p text:style-name="P3"><text:span text:style-name="T28">not(li[3])</text:span></text:p>
      <text:p text:style-name="P3"><text:span text:style-name="T5"/></text:p>
      <text:p text:style-name="P4">Node has number as Text</text:p>
      <text:p text:style-name="P3"><text:span text:style-name="T28">number(true())</text:span></text:p>
      <text:p text:style-name="P3"><text:span text:style-name="T5"/></text:p>
      <text:p text:style-name="P4">Node has a specific Text</text:p>
      <text:p text:style-name="P3"><text:span text:style-name="T28">h4[text()='blabla']</text:span></text:p>
      <text:p text:style-name="P3"><text:span text:style-name="T5"/></text:p>
      <text:p text:style-name="P4">Node contains a specific Text</text:p>
      <text:p text:style-name="P3"><text:span text:style-name="T28">*[contains(text(), 'blabla')]</text:span></text:p>
      <text:p text:style-name="P4"/>
      <text:p text:style-name="P4">Node in the same level as the actual node</text:p>
      <text:p text:style-name="P3"><text:span text:style-name="T28">//div[@class='tmp1']/following-sibling::div[@class='tmp2']</text:span></text:p>
      <text:p text:style-name="P3"><text:span text:style-name="T5"/></text:p>
      <text:p text:style-name="P4">Node identified by more than one attribut</text:p>
      <text:p text:style-name="P3"><text:span text:style-name="T28">h4[text()='blabla' and @class=’tmp2’]</text:span></text:p>
      <text:list xml:id="list8147483469177831352" text:style-name="Sajat_20_szamozas">
        <text:list-header>
          <text:h text:style-name="P7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" svg:font-family="Ubuntu" style:font-pitch="variable"/>
    <style:font-face style:name="Ubuntu1" svg:font-family="Ubuntu" style:font-adornments="Regular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4in" loext:contextual-spacing="false" fo:text-align="center" style:justify-single-word="false" style:page-number="auto"/>
      <style:text-properties fo:font-size="22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/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/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333333"/>
      <style:paragraph-properties fo:margin-left="0.5598in" fo:margin-right="0in" fo:margin-top="0.1201in" fo:margin-bottom="0.1201in" loext:contextual-spacing="false" fo:keep-together="always" fo:text-indent="0in" style:auto-text-indent="false" style:page-number="auto" fo:background-color="#333333"/>
      <style:text-properties fo:color="#ffffff" style:font-name="Ubuntu1" fo:font-family="Ubuntu" style:font-style-name="Regular" style:font-pitch="variable" fo:font-weight="bold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/>
      <style:text-properties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5945in" fo:text-indent="-0.5902in" fo:margin-left="0.5902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654in" fo:margin-bottom="0.3862in" fo:margin-left="0.739in" fo:margin-right="0.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2-08T10:44:24.933397698</dc:date>
    <meta:editing-duration>P8DT27M53S</meta:editing-duration>
    <meta:editing-cycles>571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10" meta:character-count="730" meta:non-whitespace-character-count="645"/>
  </office:meta>
</office:document-meta>
</file>